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Standard">
      <style:text-properties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8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able_20_Contents" style:list-style-name="L2"/>
    <style:style style:name="P13" style:family="paragraph" style:parent-style-name="Table_20_Contents" style:list-style-name="L3"/>
    <style:style style:name="P14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15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16" style:family="paragraph" style:parent-style-name="Table_20_Contents" style:list-style-name="L4"/>
    <style:style style:name="P17" style:family="paragraph" style:parent-style-name="Table_20_Contents" style:list-style-name="L5"/>
    <style:style style:name="P18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P19" style:family="paragraph" style:parent-style-name="Table_20_Contents">
      <style:text-properties fo:font-size="15pt" style:font-size-asian="15pt" style:font-size-complex="15pt"/>
    </style:style>
    <style:style style:name="P20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21" style:family="paragraph" style:parent-style-name="Table_20_Contents">
      <style:text-properties fo:font-size="13pt" style:font-size-asian="13pt" style:font-size-complex="13pt"/>
    </style:style>
    <style:style style:name="P22" style:family="paragraph" style:parent-style-name="Standard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Standard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9">
      <style:text-properties style:font-name="Arial" fo:font-size="14pt" style:font-name-asian="Arial" style:font-size-asian="14pt" style:font-size-complex="14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style:font-name="Arial" fo:font-size="14pt" style:font-name-asian="Arial" style:font-size-asian="14pt" style:font-size-complex="14pt"/>
    </style:style>
    <style:style style:name="T6" style:family="text">
      <style:text-properties fo:background-color="#66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[do]</text:p>
      <text:list xml:id="list7927115431241822807" text:style-name="L1">
        <text:list-item>
          <text:p text:style-name="P23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3479317231739608119" text:style-name="L2">
              <text:list-item>
                <text:p text:style-name="P12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12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5235851964164078117" text:style-name="L3">
              <text:list-item>
                <text:p text:style-name="P13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14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30706800" text:continue-list="list7927115431241822807" text:style-name="L1">
        <text:list-item>
          <text:p text:style-name="P23">SEARCH</text:p>
          <text:list>
            <text:list-item>
              <text:p text:style-name="P23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23">READ</text:p>
          <text:list>
            <text:list-item>
              <text:p text:style-name="P23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23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23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23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23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23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23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28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1077509996419454611" text:style-name="L4">
              <text:list-item>
                <text:p text:style-name="P16">个人的研究</text:p>
              </text:list-item>
              <text:list-item>
                <text:p text:style-name="P16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1880499758114063806" text:style-name="L5">
              <text:list-item>
                <text:p text:style-name="P15">to : contemporary audience</text:p>
              </text:list-item>
              <text:list-item>
                <text:p text:style-name="P17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15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30694437" text:continue-list="list30706800" text:style-name="L1">
        <text:list-item>
          <text:list>
            <text:list-item>
              <text:list>
                <text:list-item>
                  <text:p text:style-name="P23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6091592040098307252" text:style-name="L6">
        <text:list-item>
          <text:p text:style-name="P24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4">“奥古斯丁不是惟一这样解经的”</text:p>
            </text:list-item>
          </text:list>
        </text:list-item>
      </text:list>
      <text:p text:style-name="P6"/>
      <text:p text:style-name="P6"/>
      <text:p text:style-name="P11">---------------------------------------------------------------------------</text:p>
      <text:p text:style-name="P10">res free# JVEMV6 37#13_2 / 37. miscs / 13. religions / 20191130_083909</text:p>
      <text:p text:style-name="P6"/>
      <text:p text:style-name="P6">[do]</text:p>
      <text:list xml:id="list649408723065399215" text:style-name="L7">
        <text:list-item>
          <text:p text:style-name="P25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25">“奥古斯丁不是惟一这样解经的” ==&gt; DROP</text:p>
            </text:list-item>
          </text:list>
        </text:list-item>
        <text:list-item>
          <text:p text:style-name="P18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18">==&gt; DROP</text:p>
            </text:list-item>
          </text:list>
        </text:list-item>
        <text:list-item>
          <text:p text:style-name="P18">SEARCH</text:p>
          <text:list>
            <text:list-item>
              <text:p text:style-name="P18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18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18">READ</text:p>
          <text:list>
            <text:list-item>
              <text:p text:style-name="P18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2971163954447921141" text:style-name="L8">
        <text:list-item>
          <text:p text:style-name="P29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6"/>
      <text:p text:style-name="P6"/>
      <text:p text:style-name="P6">[<text:span text:style-name="T6">/ 20191130_094001</text:span>]</text:p>
      <text:p text:style-name="P6"/>
      <text:p text:style-name="P20"/>
      <text:p text:style-name="P11">---------------------------------------------------------------------------</text:p>
      <text:p text:style-name="P10">res free# JVEMV6 37#13_3 / 37. miscs / 13. religions / 20191130_103758</text:p>
      <text:p text:style-name="P6"/>
      <text:p text:style-name="P6">[do]</text:p>
      <text:list xml:id="list4684146368593900334" text:style-name="L11">
        <text:list-item>
          <text:p text:style-name="P27">SEARCH</text:p>
          <text:list>
            <text:list-item>
              <text:p text:style-name="P27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27">READ</text:p>
          <text:list>
            <text:list-item>
              <text:p text:style-name="P27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</text:list>
      <text:p text:style-name="P6"/>
      <text:p text:style-name="P6">[next]</text:p>
      <text:list xml:id="list8403015581869346654" text:style-name="L10">
        <text:list-item>
          <text:p text:style-name="P26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</text:p>
        </text:list-item>
      </text:list>
      <text:p text:style-name="P6"><text:soft-page-break/></text:p>
      <text:p text:style-name="P20">@@@</text:p>
      <text:p text:style-name="P6"/>
      <text:p text:style-name="P6"/>
      <text:p text:style-name="P6"/>
      <text:p text:style-name="P7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6"/>
      <text:p text:style-name="P6"/>
      <text:p text:style-name="P8">------------------------------------------------- [docs] 20191130_084409</text:p>
      <text:list xml:id="list3678222861818364472" text:style-name="L9">
        <text:list-item>
          <text:p text:style-name="P30"><text:a xlink:type="simple" xlink:href="https://duckduckgo.com/?q=释经学&amp;t=opera&amp;ia=web" text:style-name="Internet_20_link" text:visited-style-name="Visited_20_Internet_20_Link"><text:span text:style-name="T5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30696060" text:continue-numbering="true" text:style-name="L9">
        <text:list-item>
          <text:list>
            <text:list-item>
              <text:p text:style-name="P31"/>
            </text:list-item>
          </text:list>
        </text:list-item>
        <text:list-item>
          <text:p text:style-name="P31">korean docs</text:p>
          <text:list>
            <text:list-item>
              <text:p text:style-name="P31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30721694" text:continue-numbering="true" text:style-name="L9">
        <text:list-item>
          <text:p text:style-name="P31">polish docs</text:p>
          <text:list>
            <text:list-item>
              <text:p text:style-name="P31"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ext:soft-page-break/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30699142" text:continue-numbering="true" text:style-name="L9">
        <text:list-item>
          <text:p text:style-name="P31"/>
        </text:list-item>
      </text:list>
      <text:p text:style-name="P9">/ <text:span text:style-name="T4">------------------------------------------------- [docs] 20191130_084409 /</text:span></text:p>
      <text:p text:style-name="P6"/>
      <text:p text:style-name="P6"/>
      <text:p text:style-name="P6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1-30T10:50:03.13</dc:date>
    <dc:creator>iwabuchi ken</dc:creator>
    <meta:editing-duration>PT3H34M25S</meta:editing-duration>
    <meta:editing-cycles>10</meta:editing-cycles>
    <meta:generator>OpenOffice/4.1.3$Win32 OpenOffice.org_project/413m1$Build-9783</meta:generator>
    <meta:document-statistic meta:table-count="6" meta:image-count="0" meta:object-count="0" meta:page-count="4" meta:paragraph-count="94" meta:word-count="661" meta:character-count="3433"/>
  </office:meta>
</office:document-meta>
</file>